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livier Molinier : Garçon sensible et en manque d'affection, Olivier Molinier recherche l'amour qu'il n'a jamais eu avec ses parents chez ses amis ou son oncle Edouard avec qui il a un lien très fort. Poussé par ce-dernier, il se découvre un talent pour le poème. Jaloux de la relation naissante entre Bernard et Edouard, Olivier décide alors de rejoindre la communauté au comte Passavant, qui souhaitait « avoir » le jeune homme depuis un certain moment. Malheureusement le comte a une très mauvaise influence sur Olivier et devient très vite mauvais et sombre même avec ses amis à qui il tient tant, il devient alors dépressif. Lors d'une soirée du groupe des Argonautes, il boit et se ridiculise devant tout le monde jusqu'à tomber de sommeil. Il est alors soigné par son oncle Edouard <text:s/>mais le lendemain il tente de se suicider pour des raisons secrètes. Il s'en sort et décide de rester avec son oncle, demande acceptée par sa mère Pauline Molinard.</text:p>
      <text:p text:style-name="Standard"/>
      <text:p text:style-name="Standard">L'oncle Edouard : </text:p>
      <text:p text:style-name="Standard"/>
      <text:p text:style-name="Standard">Bernard Profitendieu : </text:p>
      <text:p text:style-name="Standard"/>
      <text:p text:style-name="Standard"/>
      <text:p text:style-name="Standard"/>
      <text:p text:style-name="Standard"><text:soft-page-break/><draw:frame draw:style-name="fr1" draw:name="images1" text:anchor-type="as-char" svg:y="-23.13cm" svg:width="8.714cm" svg:height="5.752cm" draw:z-index="0"><draw:image xlink:href="http://1.bp.blogspot.com/-S6QVcTU4Tyo/TWeP9qDwroI/AAAAAAAAOuc/27vLZ_DxmoY/s1600/i_34873___cm___maxime_berger___5___les_faux_monnayeurs____0901.jpg" xlink:type="simple" xlink:show="embed" xlink:actuate="onLoad"/></draw:frame></text:p>
      <text:p text:style-name="Standard"/>
      <text:p text:style-name="Standard"/>
      <text:p text:style-name="Standard"/>
      <text:p text:style-name="Standard"/>
      <text:p text:style-name="Standard"/>
      <text:p text:style-name="Standard"><text:soft-page-brea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02T16:36:01.99</meta:creation-date>
    <dc:date>2017-02-02T18:00:25.99</dc:date>
    <meta:editing-duration>PT21M20S</meta:editing-duration>
    <meta:editing-cycles>2</meta:editing-cycles>
    <meta:generator>OpenOffice/4.1.0$Win32 OpenOffice.org_project/410m18$Build-9764</meta:generator>
    <meta:document-statistic meta:table-count="0" meta:image-count="1" meta:object-count="0" meta:page-count="3" meta:paragraph-count="4" meta:word-count="170" meta:character-count="996"/>
  </office:meta>
</office:document-meta>
</file>